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1" style:family="text">
      <style:text-properties officeooo:rsid="001b00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 the Memory of Jagarkheen Jagarkheen Lazgeen, born in November 30, 1983, an engineering college graduate, from Bani village in Duhok governorate, Kurdistan region, Iraq. He had been a valued member of Harikar NGO team since his first employment in January 03, 2017, and will be missed.</text:p>
      <text:p text:style-name="Standard">He, with great sadness, passed away on July 23, 2021 <text:span text:style-name="T1">due to the COVID-19</text:span>, and left his 2 years old daughter, family, friends and other beloved ones. He is gone from our sight, but never from our hearts.</text:p>
      <text:p text:style-name="Standard">Mercy and Peace.</text:p>
      <text:p text:style-name="Standard"/>
      <text:p text:style-name="Standard">-- Harikar NG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2T12:20:36.406427478</meta:creation-date>
    <dc:date>2022-02-22T12:30:02.699289640</dc:date>
    <meta:editing-duration>PT6M23S</meta:editing-duration>
    <meta:editing-cycles>3</meta:editing-cycles>
    <meta:generator>LibreOffice/7.3.0.3$Linux_X86_64 LibreOffice_project/0f246aa12d0eee4a0f7adcefbf7c878fc2238db3</meta:generator>
    <meta:print-date>2022-02-22T12:23:40.913104720</meta:print-date>
    <meta:document-statistic meta:table-count="0" meta:image-count="0" meta:object-count="0" meta:page-count="1" meta:paragraph-count="4" meta:word-count="91" meta:character-count="519" meta:non-whitespace-character-count="432"/>
  </office:meta>
</office:document-meta>
</file>